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5000b" draw:fill="solid" draw:fill-color="#1c1c1c" draw:textarea-horizontal-align="justify" draw:textarea-vertical-align="middle" draw:auto-grow-height="false"/>
    </style:style>
    <style:style style:name="gr2" style:family="graphic" style:parent-style-name="standard">
      <style:graphic-properties svg:stroke-color="#c5000b" draw:fill="solid" draw:fill-color="#1c1c1c" draw:textarea-horizontal-align="justify" draw:textarea-vertical-align="middle" draw:auto-grow-height="false"/>
    </style:style>
    <style:style style:name="gr3" style:family="graphic" style:parent-style-name="standard">
      <style:graphic-properties svg:stroke-color="#c5000b" draw:fill="solid" draw:fill-color="#111111" draw:textarea-horizontal-align="justify" draw:textarea-vertical-align="middle" draw:auto-grow-height="false"/>
    </style:style>
    <style:style style:name="gr4" style:family="graphic" style:parent-style-name="standard">
      <style:graphic-properties svg:stroke-color="#c5000b" draw:fill="solid" draw:fill-color="#111111" draw:textarea-horizontal-align="justify" draw:textarea-vertical-align="middle" draw:auto-grow-height="false"/>
    </style:style>
    <style:style style:name="gr5" style:family="graphic" style:parent-style-name="objectwithoutfill">
      <style:graphic-properties svg:stroke-color="#ff3333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line-height="150%" fo:text-align="start"/>
      <style:text-properties fo:color="#ff3333" fo:font-size="9pt" style:font-size-asian="9pt" style:font-size-complex="9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start"/>
      <style:text-properties fo:font-size="10pt" style:font-size-asian="10pt" style:font-size-complex="10pt"/>
    </style:style>
    <style:style style:name="P5" style:family="paragraph">
      <style:paragraph-properties fo:text-align="start"/>
      <style:text-properties fo:font-size="9pt" style:font-size-asian="9pt" style:font-size-complex="9pt"/>
    </style:style>
    <style:style style:name="T1" style:family="text">
      <style:text-properties fo:color="#ff3333" fo:font-size="9pt" style:font-size-asian="9pt" style:font-size-complex="9pt"/>
    </style:style>
    <style:style style:name="T2" style:family="text">
      <style:text-properties style:use-window-font-color="true" fo:font-size="9pt" style:font-size-asian="9pt" style:font-size-complex="9pt"/>
    </style:style>
    <style:style style:name="T3" style:family="text">
      <style:text-properties style:use-window-font-color="true" fo:font-size="6pt" style:font-size-asian="6pt" style:font-size-complex="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Звичайний">
        <draw:custom-shape draw:style-name="gr1" draw:text-style-name="P1" draw:layer="layout" svg:width="4.8cm" svg:height="13.9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0.9cm" svg:height="4cm" svg:x="17.1cm" svg:y="0cm">
          <text:p text:style-name="P1">Window content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0.9cm" svg:height="0.4cm" svg:x="17.1cm" svg:y="0cm">
          <text:p text:style-name="P2"><text:span text:style-name="T1">X <text:s text:c="6"/></text:span><text:span text:style-name="T2">name of window <text:s text:c="24"/></text:span><text:span text:style-name="T3">open on press key 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2.3cm" svg:height="13.9cm" svg:x="4.8cm" svg:y="0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8cm" svg:height="0.55cm" svg:x="0cm" svg:y="1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9cm" svg:height="0.55cm" svg:x="25.1cm" svg:y="15.2cm">
          <text:p text:style-name="P3"><text:span text:style-name="T4">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0.9cm" svg:height="0.4cm" svg:x="17.1cm" svg:y="3.6cm">
          <text:p text:style-name="P2"><text:span text:style-name="T1"><text:s text:c="9"/></text:span><text:span text:style-name="T2"><text:s text:c="51"/></text:span><text:span text:style-name="T3">open on press key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7.1cm" svg:y1="0.7cm" svg:x2="17.4cm" svg:y2="0.4cm">
          <text:p/>
        </draw:line>
        <draw:line draw:style-name="gr5" draw:text-style-name="P1" draw:layer="layout" svg:x1="17.1cm" svg:y1="0.5cm" svg:x2="17.2cm" svg:y2="0.4cm">
          <text:p/>
        </draw:line>
        <draw:line draw:style-name="gr5" draw:text-style-name="P1" draw:layer="layout" svg:x1="17.1cm" svg:y1="0.6cm" svg:x2="17.3cm" svg:y2="0.4cm">
          <text:p/>
        </draw:line>
        <draw:custom-shape draw:style-name="gr2" draw:text-style-name="P1" draw:layer="layout" svg:width="4.8cm" svg:height="11.2cm" svg:x="23.2cm" svg:y="4cm">
          <text:p text:style-name="P1">Running </text:p>
          <text:p text:style-name="P1">programs </text:p>
          <text:p text:style-name="P1">moni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3.2cm" svg:height="1.3cm" svg:x="0cm" svg:y="1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6.1cm" svg:height="9.9cm" svg:x="17.1cm" svg:y="4cm">
          <text:p text:style-name="P4"><text:span text:style-name="T5">ctrl+q — close window</text:span></text:p>
          <text:p text:style-name="P4"><text:span text:style-name="T5">ctrl+w — hide window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uk" fo:country="UA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_27_єкт_20_без_20_заповнення_20_і_20_ліній" style:display-name="Об'єкт без заповнення і ліні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Звичайни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20T05:59:01.748031641</meta:creation-date>
    <dc:date>2014-08-20T06:42:33.846489351</dc:date>
    <meta:editing-duration>PT12M28S</meta:editing-duration>
    <meta:editing-cycles>1</meta:editing-cycles>
    <meta:document-statistic meta:object-count="13"/>
    <meta:generator>LibreOffice/4.2.5.2$Linux_X86_64 LibreOffice_project/420m0$Build-2</meta:generator>
  </office:meta>
</office:document-meta>
</file>